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PropertiesCodeGeneratorTests.setInitMethodWhenMultipleInit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DefinitionPropertiesCodeGeneratorTests.setInitMethodWhenNo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itDestroyBean.i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DefinitionPropertiesCodeGeneratorTests.setSyntheticWhen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DestroyBean.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DefinitionPropertiesCodeGeneratorTests.setRoleWhenApp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iesCodeGeneratorTests.multipleIt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DefinitionPropertiesCodeGeneratorTests.setRoleWhenInfrastruct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DefinitionPropertiesCodeGeneratorTests.setAutowireCandidateWhen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iesCodeGeneratorTests.setSyntheticWhen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iesCodeGeneratorTests.setRoleWhen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DefinitionPropertiesCodeGeneratorTests.setInitMethodWhenSingle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eanDefinitionPropertiesCodeGeneratorTests.propertyValuesWhenContainsManagedMa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DefinitionPropertiesCodeGeneratorTests.setLazyInitWhenNo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iesCodeGeneratorTests.setDependsOnWhenNot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PropertiesCodeGeneratorTests.setPrimaryWhen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iesCodeGeneratorTests.setDependsOnWhen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iesCodeGeneratorTests.propertyValuesWhen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DefinitionPropertiesCodeGeneratorTests.setLazyInitWhen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Values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PropertiesCodeGeneratorTests.propertyValuesWhenContainsManaged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DefinitionPropertiesCodeGeneratorTests.constructorArgumentValuesWhen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eanDefinitionPropertiesCodeGeneratorTests.setDestroyMethodWhenMultipleDestroy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DefinitionPropertiesCodeGeneratorTests.propertyValuesWhenContainsManaged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anDefinitionPropertiesCodeGeneratorTests.attributesWhenSomeFil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eanDefinitionPropertiesCodeGeneratorTests.propertyValuesWhenContainsBeanRefer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Values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ValuesBean.setTest( Class &lt; ? &gt; t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PropertiesCodeGeneratorTests.setAutowireCandidateWhen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ValuesBean.setSpring( St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ValuesBean.getSp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PropertiesCodeGeneratorTests.setScopeWhenEmpt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iesCodeGeneratorTests.assertHasMethodInvokeHints( Class &lt; ? &gt; beanType , String ... method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ValuesFactoryBea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PropertiesCodeGeneratorTests.compile( BiConsumer &lt; RootBeanDefinition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PropertiesCodeGeneratorTests.setDestroyMethodWhenNoDestro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PropertiesCodeGeneratorTests.setLazyInitWhen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iesCodeGeneratorTests.attributesWhenAllFil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DefinitionPropertiesCodeGeneratorTests.setDestroyMethodWhenDestroyIni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pertyValuesFactoryBean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itDestroyBean.i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ValuesBean.get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PropertiesCodeGeneratorTests.setScopeWhen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itDestroyBean.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ValuesFactoryBea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PropertiesCodeGeneratorTests.setScopeWhen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DefinitionPropertiesCodeGeneratorTests.setPrimaryWhen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DefinitionPropertiesCodeGeneratorTests.compile( Predicate &lt; String &gt; attributeFilter , BiConsumer &lt; RootBeanDefinition , Compiled &gt; res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BeanDefinitionPropertiesCodeGeneratorTests.setRoleWhen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PropertiesCodeGeneratorTests.propertyValuesWhenValuesOnFactory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ValuesFactoryBean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